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8pt" fo:font-weight="bold" style:font-size-asian="18pt" style:font-weight-asian="bold" style:font-size-complex="18pt" style:font-weight-complex="bold"/>
    </style:style>
    <style:style style:name="P7" style:family="paragraph" style:parent-style-name="Text_20_body">
      <style:text-properties fo:font-size="18pt" style:font-size-asian="18pt" style:font-size-complex="18pt"/>
    </style:style>
    <style:style style:name="P8" style:family="paragraph" style:parent-style-name="Text_20_body">
      <style:text-properties fo:font-size="18pt" fo:font-weight="normal" style:font-size-asian="18pt" style:font-weight-asian="normal" style:font-size-complex="18pt" style:font-weight-complex="normal"/>
    </style:style>
    <style:style style:name="P9" style:family="paragraph" style:parent-style-name="Text_20_body">
      <style:text-properties style:font-name="Calibri" fo:font-size="11pt" fo:language="en" fo:country="none" style:font-name-asian="Calibri" style:font-size-asian="11pt" style:font-name-complex="Calibri" style:font-size-complex="11pt"/>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1" style:list-style-name="L1"/>
    <style:style style:name="P16" style:family="paragraph" style:parent-style-name="Heading_20_1">
      <style:paragraph-properties fo:break-before="page"/>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0591in" fo:border="0.99pt solid #00000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draw:textarea-horizontal-align="center" draw:textarea-vertical-align="middle" fo:padding-top="0.0307in" fo:padding-bottom="0.0307in" fo:padding-left="0.0307in" fo:padding-right="0.0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3">Section 2: Analysis workflow<text:tab/>3</text:p>
          <text:p text:style-name="P12">2.1 Analysis workflow<text:tab/>3</text:p>
          <text:p text:style-name="P14">2.1.1 Functional Modeling<text:tab/>3</text:p>
          <text:p text:style-name="P14">2.1.2 Entity Class Modeling<text:tab/>5</text:p>
          <text:p text:style-name="P14">2.1.3 Boundary Class Extraction<text:tab/>7</text:p>
          <text:p text:style-name="P14">2.1.4 Control Class Modeling<text:tab/>8</text:p>
          <text:p text:style-name="P14">2.1.5 Dynamic Modeling<text:tab/>9</text:p>
          <text:p text:style-name="P14">2.1.6 Communication Modeling<text:tab/>10</text:p>
          <text:p text:style-name="P12">2.2 Walkthrough<text:tab/>11</text:p>
          <text:p text:style-name="P12">2.3 Revised Analysis After Walkthrough<text:tab/>12</text:p>
        </text:index-body>
      </text:table-of-content>
      <text:p text:style-name="P2"><text:tab/></text:p>
      <text:h text:style-name="P16" text:outline-level="1">Section 2: Analysis workflow</text:h>
      <text:h text:style-name="Heading_20_2" text:outline-level="2">2.1 Analysis workflow</text:h>
      <text:h text:style-name="Heading_20_3" text:outline-level="3">2.1.1 Functional Modeling</text:h>
      <text:list xml:id="list20495166" text:style-name="L1">
        <text:list-item>
          <text:p text:style-name="P15">Normal scenario</text:p>
          <text:list>
            <text:list-item>
              <text:p text:style-name="P15">A player awakens, drenched in sweat. He knows that his addiction to Triforce is more severe than he would ever admit to his psychiatrist, but he doesn't care. After releasing an ominous battle moan, he throws on a robe, shuffles into his slippers, and makes his way towards the computer. As the program loads, the neon glow of the play button flashes across his face, like the reflection of the sun upon the moon.</text:p>
            </text:list-item>
            <text:list-item>
              <text:p text:style-name="P15">The player clicks play.</text:p>
            </text:list-item>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he game begins.</text:p>
            </text:list-item>
            <text:list-item>
              <text:p text:style-name="P15">Blocks begin rising from the bottom. The elapsed game play timer starts.</text:p>
            </text:list-item>
            <text:list-item>
              <text:p text:style-name="P15">The player moves the block cursor around with the keyboard, and activates the swap block action.</text:p>
            </text:list-item>
            <text:list-item>
              <text:p text:style-name="P15">Blocks swap.</text:p>
            </text:list-item>
            <text:list-item>
              <text:p text:style-name="P15">Combo detection is activated, and a combo is detected.</text:p>
            </text:list-item>
            <text:list-item>
              <text:p text:style-name="P15">The rising of the blocks stops, and the time at which it stopped is recorded.</text:p>
            </text:list-item>
            <text:list-item>
              <text:p text:style-name="P15">Blocks involved in the combo dissapear.</text:p>
            </text:list-item>
            <text:list-item>
              <text:p text:style-name="P15">Fall detection is activated, and the blocks above the combo fall.</text:p>
            </text:list-item>
            <text:list-item>
              <text:p text:style-name="P15">The blocks hit the bottom.</text:p>
            </text:list-item>
            <text:list-item>
              <text:p text:style-name="P15">Combo detection is activated, and another combo is detected.</text:p>
            </text:list-item>
            <text:list-item>
              <text:p text:style-name="P15">The chaining of the two combos is detected.</text:p>
            </text:list-item>
            <text:list-item>
              <text:p text:style-name="P15">Steps 10-13 repeat.</text:p>
            </text:list-item>
            <text:list-item>
              <text:p text:style-name="P15">The chain ends, and the blocks start rising again.</text:p>
            </text:list-item>
            <text:list-item>
              <text:p text:style-name="P15">The score is added, with a multiplier based on the number of chains (2).</text:p>
            </text:list-item>
            <text:list-item>
              <text:p text:style-name="P15">The player presses the button bound to Speed Up Blocks for too long, and the stack reaches the top.</text:p>
            </text:list-item>
            <text:list-item>
              <text:p text:style-name="P15">The player loses.</text:p>
            </text:list-item>
            <text:list-item>
              <text:p text:style-name="P15">The score is displayed, and the user clicks OK</text:p>
            </text:list-item>
            <text:list-item>
              <text:p text:style-name="P15">The main menu loads and the game objects are deallocated.</text:p>
            </text:list-item>
            <text:list-item>
              <text:p text:style-name="P15">The user clicks quit.</text:p>
            </text:list-item>
            <text:list-item>
              <text:p text:style-name="P15">The game exits.</text:p>
            </text:list-item>
          </text:list>
        </text:list-item>
        <text:list-item>
          <text:p text:style-name="P15">Normal scenario – informational</text:p>
          <text:list>
            <text:list-item>
              <text:p text:style-name="P15">A player presses the Help button.</text:p>
            </text:list-item>
            <text:list-item>
              <text:p text:style-name="P15">Images and text explaining how to play the game are loaded.</text:p>
            </text:list-item>
            <text:list-item>
              <text:p text:style-name="P15">After reviewing the information for </text:p>
            </text:list-item>
          </text:list>
        </text:list-item>
        <text:list-item>
          <text:p text:style-name="P15">Exception scenario</text:p>
          <text:list>
            <text:list-item>
              <text:p text:style-name="P15">A player presses the Play button, to start a single-player game.</text:p>
            </text:list-item>
            <text:list-item>
              <text:p text:style-name="P15">The menu unloads.</text:p>
            </text:list-item>
            <text:list-item>
              <text:p text:style-name="P15">The game loads.</text:p>
            </text:list-item>
            <text:list-item>
              <text:p text:style-name="P15">A timer counts down from 3 to 1, then says GO.</text:p>
            </text:list-item>
            <text:list-item>
              <text:p text:style-name="P15">The game begins.</text:p>
            </text:list-item>
            <text:list-item>
              <text:p text:style-name="P15"><text:soft-page-break/>Blocks begin rising from the bottom. The elapsed game play timer starts.</text:p>
            </text:list-item>
            <text:list-item>
              <text:p text:style-name="P15">The user has to leave the computer, and clicks the Pause button.</text:p>
            </text:list-item>
            <text:list-item>
              <text:p text:style-name="P15">A menu loads.</text:p>
            </text:list-item>
            <text:list-item>
              <text:p text:style-name="P15">The user returns to the computer, but decides not to resume the game and clicks Quit.</text:p>
            </text:list-item>
            <text:list-item>
              <text:p text:style-name="P15">The game exits.</text:p>
            </text:list-item>
          </text:list>
        </text:list-item>
      </text:list>
      <text:p text:style-name="Text_20_body"/>
      <text:h text:style-name="P17" text:outline-level="3">2.1.2 Entity Class Modeling</text:h>
      <text:p text:style-name="Text_20_body">The <text:span text:style-name="T2">Triforce menu</text:span> loads. The <text:span text:style-name="T2">player</text:span> <text:span text:style-name="T2">selects</text:span> an <text:span text:style-name="T2">button</text:span> which performs an <text:span text:style-name="T2">action</text:span>. The <text:span text:style-name="T2">user</text:span> also has <text:span text:style-name="T2">option</text:span> of selecting <text:span text:style-name="T2">help</text:span> from the <text:span text:style-name="T2">menu</text:span>, which loads a <text:span text:style-name="T2">help</text:span> <text:span text:style-name="T2">screen</text:span>. The user can click the <text:span text:style-name="T2">quit</text:span> <text:span text:style-name="T2">button</text:span>, and the <text:span text:style-name="T2">game</text:span> will <text:span text:style-name="T2">exit</text:span>. The <text:span text:style-name="T2">user</text:span> can <text:span text:style-name="T1">click</text:span> the <text:span text:style-name="T2">about</text:span> <text:span text:style-name="T2">button</text:span>, and the <text:span text:style-name="T2">about</text:span> <text:span text:style-name="T2">screen</text:span> will load, displaying information about the <text:span text:style-name="T2">authors</text:span>. The user can click the <text:span text:style-name="T2">quit</text:span> <text:span text:style-name="T2">button</text:span>, at which point the <text:span text:style-name="T2">game</text:span> exits. The user can <text:span text:style-name="T2">click</text:span> the <text:span text:style-name="T2">options</text:span> <text:span text:style-name="T2">button</text:span>, which loads a <text:span text:style-name="T2">config</text:span> <text:span text:style-name="T2">dialog</text:span>. If the <text:span text:style-name="T2">action</text:span> is <text:span text:style-name="T2">Play</text:span>, the <text:span text:style-name="T2">game</text:span> loads and the <text:span text:style-name="T2">menu</text:span> unloads. The <text:span text:style-name="T2">grid</text:span> displays, filled with <text:span text:style-name="T2">blocks</text:span>. The <text:span text:style-name="T2">user</text:span> moves the <text:span text:style-name="T2">cursor</text:span> around, and swaps <text:span text:style-name="T2">blocks</text:span>. The <text:span text:style-name="T2">grid</text:span> moves the <text:span text:style-name="T2">blocks</text:span> up itself, but the <text:span text:style-name="T2">user</text:span> can also press the <text:span text:style-name="T2">move-up button</text:span>. The <text:span text:style-name="T2">user</text:span> creates <text:span text:style-name="T2">combinations</text:span>. More than one <text:span text:style-name="T2">combination</text:span> after another creates <text:span text:style-name="T2">chains</text:span>. <text:span text:style-name="T2">Garbage blocks</text:span> fall, and the <text:span text:style-name="T2">user</text:span> has to clear the <text:span text:style-name="T2">garbage blocks</text:span>.</text:p>
      <text:p text:style-name="Text_20_body"/>
      <text:p text:style-name="P5">Nouns</text:p>
      <text:p text:style-name="Text_20_body">Triforce</text:p>
      <text:p text:style-name="Text_20_body">game</text:p>
      <text:p text:style-name="Text_20_body">menu</text:p>
      <text:p text:style-name="Text_20_body">player</text:p>
      <text:p text:style-name="Text_20_body">button</text:p>
      <text:p text:style-name="Text_20_body">action</text:p>
      <text:p text:style-name="Text_20_body">option</text:p>
      <text:p text:style-name="Text_20_body">help</text:p>
      <text:p text:style-name="Text_20_body">user</text:p>
      <text:p text:style-name="Text_20_body">click</text:p>
      <text:p text:style-name="Text_20_body">action</text:p>
      <text:p text:style-name="Text_20_body">blocks</text:p>
      <text:p text:style-name="Text_20_body">combinations</text:p>
      <text:p text:style-name="Text_20_body">chains</text:p>
      <text:p text:style-name="Text_20_body">garbage blocks</text:p>
      <text:p text:style-name="Text_20_body"/>
      <text:p text:style-name="P5">Entity classes:</text:p>
      <text:p text:style-name="Text_20_body">Triforce</text:p>
      <text:p text:style-name="Text_20_body">menu</text:p>
      <text:p text:style-name="Text_20_body">game</text:p>
      <text:p text:style-name="P10"><draw:frame draw:style-name="fr1" draw:name="Frame1" text:anchor-type="paragraph" svg:x="0.0571in" svg:y="0.2291in" svg:width="3.9417in" draw:z-index="0"><draw:text-box fo:min-height="1.8366in"><text:p text:style-name="P6">Triforce</text:p><text:p text:style-name="P7">background : BMPClass</text:p><text:p text:style-name="P7">Buttons : MenuButtons</text:p><text:p text:style-name="P7">gamePlay : GamePlay</text:p><text:p text:style-name="P7"/></draw:text-box></draw:frame><draw:frame draw:style-name="fr2" draw:name="Frame3" text:anchor-type="paragraph" svg:x="1.922in" svg:y="4.0319in" svg:width="4.0173in" draw:z-index="1"><draw:text-box fo:min-height="1.7472in"><text:p text:style-name="P6">GamePlay</text:p><text:p text:style-name="P8">background : BMPClass</text:p><text:p text:style-name="P8">Buttons : MenuButtons</text:p><text:p text:style-name="P8">grid : Grid</text:p></draw:text-box></draw:frame><draw:frame draw:style-name="fr2" draw:name="Frame9" text:anchor-type="paragraph" svg:x="1.922in" svg:y="4.0319in" svg:width="4.0173in" draw:z-index="13"><draw:text-box fo:min-height="1.7472in"><text:p text:style-name="P6">GamePlay</text:p><text:p text:style-name="P8">background : BMPClass</text:p><text:p text:style-name="P8">Buttons : MenuButtons</text:p><text:p text:style-name="P8">grid : Grid</text:p></draw:text-box></draw:frame><draw:frame draw:style-name="fr2" draw:name="Frame10" text:anchor-type="paragraph" svg:x="0.5398in" svg:y="6.9299in" svg:width="4.0173in" draw:z-index="14"><draw:text-box fo:min-height="1.7472in"><text:p text:style-name="P6">Menu</text:p><text:p text:style-name="P8">background : BMPClass</text:p><text:p text:style-name="P8">buttons : Buttons</text:p></draw:text-box></draw:frame><draw:line text:anchor-type="paragraph" draw:z-index="7" draw:style-name="gr1" draw:text-style-name="P19" svg:x1="2.502in" svg:y1="2.1681in" svg:x2="3.8937in" svg:y2="4.0319in"><text:p/></draw:line><draw:line text:anchor-type="paragraph" draw:z-index="12" draw:style-name="gr1" draw:text-style-name="P19" svg:x1="0.9209in" svg:y1="2.1189in" svg:x2="1.3937in" svg:y2="6.9689in"><text:p/></draw:line></text:p>
      <text:h text:style-name="P17" text:outline-level="3">2.1.3 Boundary Class Extraction</text:h>
      <text:p text:style-name="Text_20_body"/>
      <text:p text:style-name="P5">Boundary classes:</text:p>
      <text:p text:style-name="Text_20_body">Input</text:p>
      <text:p text:style-name="Text_20_body"><draw:frame draw:style-name="fr1" draw:name="Frame2" text:anchor-type="paragraph" svg:x="3.5319in" svg:y="0.1161in" svg:width="2.9in" draw:z-index="15"><draw:text-box fo:min-height="1.8071in"><text:p text:style-name="P6">Input</text:p><text:p text:style-name="P7">bindings : KeyBinding</text:p><text:p text:style-name="P7"/><text:p text:style-name="P7"/></draw:text-box></draw:frame>Buttons</text:p>
      <text:p text:style-name="Text_20_body"/>
      <text:p text:style-name="Text_20_body"><draw:frame draw:style-name="fr1" draw:name="Frame4" text:anchor-type="paragraph" svg:x="3.5425in" svg:y="2.4291in" svg:width="2.9in" draw:z-index="2"><draw:text-box fo:min-height="1.8071in"><text:p text:style-name="P6">Buttons</text:p><text:p text:style-name="P8">button[] : Button</text:p><text:p text:style-name="P8">currentBtn : Button *</text:p></draw:text-box></draw:frame><draw:line text:anchor-type="paragraph" draw:z-index="8" draw:style-name="gr1" draw:text-style-name="P19" svg:x1="4.7665in" svg:y1="0.2071in" svg:x2="4.9728in" svg:y2="2.4287in"><text:p/></draw:line></text:p>
      <text:h text:style-name="P17" text:outline-level="3">2.1.4 Control Class Modeling</text:h>
      <text:p text:style-name="Text_20_body"/>
      <text:p text:style-name="Text_20_body"><draw:frame draw:style-name="fr1" draw:name="Frame5" text:anchor-type="paragraph" svg:x="0.1425in" svg:y="0.2638in" svg:width="3.402in" draw:z-index="3"><draw:text-box fo:min-height="1.8071in"><text:p text:style-name="P6">Grid</text:p><text:p text:style-name="P8">gridController : gridController</text:p><text:p text:style-name="P8">blocks : Block[][]</text:p></draw:text-box></draw:frame><draw:frame draw:style-name="fr1" draw:name="Frame6" text:anchor-type="paragraph" svg:x="0.1043in" svg:y="2.5075in" svg:width="2.9in" draw:z-index="4"><draw:text-box fo:min-height="1.8071in"><text:p text:style-name="P6">Block</text:p><text:p text:style-name="P8">gameState : state</text:p><text:p text:style-name="P8">fallOffset : int</text:p></draw:text-box></draw:frame><draw:frame draw:style-name="fr1" draw:name="Frame7" text:anchor-type="paragraph" svg:x="3.0217in" svg:y="4.7902in" svg:width="2.9in" draw:z-index="5"><draw:text-box fo:min-height="1.8071in"><text:p text:style-name="P6">Cursor<text:line-break/><text:span text:style-name="T1">xpos : int</text:span></text:p><text:p text:style-name="P8">ypos : int</text:p></draw:text-box></draw:frame><draw:frame draw:style-name="fr1" draw:name="Frame8" text:anchor-type="paragraph" svg:x="0.1701in" svg:y="6.9402in" svg:width="2.9in" draw:z-index="6"><draw:text-box fo:min-height="1.8071in"><text:p text:style-name="P6">Chain</text:p><text:p text:style-name="P8">numChains : int</text:p><text:p text:style-name="P8">chainQualityFactor : bool</text:p></draw:text-box></draw:frame><draw:line text:anchor-type="paragraph" draw:z-index="9" draw:style-name="gr1" draw:text-style-name="P19" svg:x1="1.6327in" svg:y1="2.0701in" svg:x2="1.678in" svg:y2="2.5075in"><text:p/></draw:line><draw:line text:anchor-type="paragraph" draw:z-index="10" draw:style-name="gr1" draw:text-style-name="P19" svg:x1="2.9661in" svg:y1="2.0701in" svg:x2="4.9169in" svg:y2="4.7902in"><text:p/></draw:line><draw:line text:anchor-type="paragraph" draw:z-index="11" draw:style-name="gr1" draw:text-style-name="P19" svg:x1="1.4709in" svg:y1="4.3138in" svg:x2="1.6591in" svg:y2="6.9402in"><text:p/></draw:line></text:p>
      <text:h text:style-name="P17" text:outline-level="3">2.1.5 Dynamic Modeling</text:h>
      <text:p text:style-name="P9"><draw:frame draw:style-name="fr1" draw:name="Frame11" text:anchor-type="paragraph" svg:x="0.0866in" svg:y="2.3465in" svg:width="0.8173in" draw:z-index="16"><draw:text-box fo:min-height="0.502in"><text:p text:style-name="P8">Menu</text:p></draw:text-box></draw:frame><draw:frame draw:style-name="fr1" draw:name="Frame12" text:anchor-type="paragraph" svg:x="3.8264in" svg:y="2.4193in" svg:width="0.6508in" draw:z-index="17"><draw:text-box fo:min-height="0.4138in"><text:p text:style-name="P8">Play</text:p></draw:text-box></draw:frame><draw:frame draw:style-name="fr1" draw:name="Frame13" text:anchor-type="paragraph" svg:x="5.3992in" svg:y="2.3882in" svg:width="0.8173in" draw:z-index="18"><draw:text-box fo:min-height="0.502in"><text:p text:style-name="P8">Quit</text:p></draw:text-box></draw:frame><draw:frame draw:style-name="fr1" draw:name="Frame14" text:anchor-type="paragraph" svg:x="2.2016in" svg:y="2.3882in" svg:width="0.6508in" draw:z-index="19"><draw:text-box fo:min-height="0.4138in"><text:p text:style-name="P8">Help</text:p></draw:text-box></draw:frame><draw:frame draw:style-name="fr1" draw:name="Frame15" text:anchor-type="paragraph" svg:x="3.2016in" svg:y="4.128in" svg:width="0.7547in" draw:z-index="20"><draw:text-box fo:min-height="0.4764in"><text:p text:style-name="P8">Pause</text:p></draw:text-box></draw:frame><draw:frame draw:style-name="fr1" draw:name="Frame16" text:anchor-type="paragraph" svg:x="4.3783in" svg:y="4.0547in" svg:width="0.8173in" draw:z-index="21"><draw:text-box fo:min-height="0.502in"><text:p text:style-name="P8">Quit</text:p></draw:text-box></draw:frame><draw:line text:anchor-type="paragraph" draw:z-index="22" draw:style-name="gr1" draw:text-style-name="P19" svg:x1="4.1236in" svg:y1="2.7665in" svg:x2="3.5374in" svg:y2="4.1957in"><text:p/></draw:line><draw:line text:anchor-type="paragraph" draw:z-index="23" draw:style-name="gr1" draw:text-style-name="P19" svg:x1="4.1236in" svg:y1="2.8327in" svg:x2="4.8571in" svg:y2="4.1146in"><text:p/></draw:line><draw:line text:anchor-type="paragraph" draw:z-index="24" draw:style-name="gr1" draw:text-style-name="P19" svg:x1="0.8366in" svg:y1="2.5929in" svg:x2="2.2012in" svg:y2="2.5929in"><text:p/></draw:line><draw:line text:anchor-type="paragraph" draw:z-index="25" draw:style-name="gr1" draw:text-style-name="P19" svg:x1="2.7937in" svg:y1="2.5819in" svg:x2="3.8264in" svg:y2="2.552in"><text:p/></draw:line><draw:line text:anchor-type="paragraph" draw:z-index="26" draw:style-name="gr1" draw:text-style-name="P19" svg:x1="4.4134in" svg:y1="2.5929in" svg:x2="5.3996in" svg:y2="2.5929in"><text:p/></draw:line></text:p>
      <text:h text:style-name="P17" text:outline-level="3">2.1.6 Communication Modeling</text:h>
      <text:p text:style-name="Text_20_body"/>
      <text:p text:style-name="Text_20_body"/>
      <text:p text:style-name="Text_20_body"><draw:frame draw:style-name="fr1" draw:name="Frame17" text:anchor-type="paragraph" svg:x="2.2453in" svg:y="1.1217in" svg:width="0.8992in" draw:z-index="27"><draw:text-box fo:min-height="0.589in"><text:p text:style-name="P6">Input</text:p></draw:text-box></draw:frame><draw:frame draw:style-name="fr1" draw:name="Frame18" text:anchor-type="paragraph" svg:x="2.6154in" svg:y="3.6917in" svg:width="0.8992in" draw:z-index="28"><draw:text-box fo:min-height="0.589in"><text:p text:style-name="P6">Grid</text:p></draw:text-box></draw:frame><draw:frame draw:style-name="fr1" draw:name="Frame19" text:anchor-type="paragraph" svg:x="3.3445in" svg:y="2.452in" svg:width="0.8992in" draw:z-index="29"><draw:text-box fo:min-height="0.589in"><text:p text:style-name="P6">GamePlay</text:p></draw:text-box></draw:frame><draw:frame draw:style-name="fr1" draw:name="Frame20" text:anchor-type="paragraph" svg:x="3.7854in" svg:y="3.7374in" svg:width="0.8992in" draw:z-index="30"><draw:text-box fo:min-height="0.589in"><text:p text:style-name="P6">Cursor</text:p></draw:text-box></draw:frame><draw:frame draw:style-name="fr1" draw:name="Frame21" text:anchor-type="paragraph" svg:x="0.498in" svg:y="2.7535in" svg:width="1.1654in" draw:z-index="31"><draw:text-box fo:min-height="0.6945in"><text:p text:style-name="P6">Triforce</text:p></draw:text-box></draw:frame><draw:frame draw:style-name="fr1" draw:name="Frame22" text:anchor-type="paragraph" svg:x="2.8465in" svg:y="5.8417in" svg:width="0.8992in" draw:z-index="36"><draw:text-box fo:min-height="0.589in"><text:p text:style-name="P6">Chain</text:p></draw:text-box></draw:frame><draw:frame draw:style-name="fr1" draw:name="Frame23" text:anchor-type="paragraph" svg:x="2.5929in" svg:y="4.7563in" svg:width="0.8992in" draw:z-index="37"><draw:text-box fo:min-height="0.589in"><text:p text:style-name="P6">Block</text:p></draw:text-box></draw:frame><draw:line text:anchor-type="paragraph" draw:z-index="32" draw:style-name="gr1" draw:text-style-name="P19" svg:x1="2.3874in" svg:y1="1.6209in" svg:x2="1.5811in" svg:y2="2.8138in"><text:p/></draw:line><draw:line text:anchor-type="paragraph" draw:z-index="33" draw:style-name="gr1" draw:text-style-name="P19" svg:x1="2.8626in" svg:y1="1.7098in" svg:x2="3.6878in" svg:y2="2.4524in"><text:p/></draw:line><draw:line text:anchor-type="paragraph" draw:z-index="35" draw:style-name="gr1" draw:text-style-name="P19" svg:x1="3.7854in" svg:y1="3.0638in" svg:x2="3.0398in" svg:y2="3.6917in"><text:p/></draw:line><draw:line text:anchor-type="paragraph" draw:z-index="34" draw:style-name="gr1" draw:text-style-name="P19" svg:x1="3.7854in" svg:y1="3.0638in" svg:x2="4.3362in" svg:y2="3.7374in"><text:p/></draw:line><draw:line text:anchor-type="paragraph" draw:z-index="38" draw:style-name="gr1" draw:text-style-name="P19" svg:x1="3.0335in" svg:y1="4.2098in" svg:x2="3.0972in" svg:y2="4.7563in"><text:p/></draw:line><draw:line text:anchor-type="paragraph" draw:z-index="39" draw:style-name="gr1" draw:text-style-name="P19" svg:x1="3.1602in" svg:y1="5.2862in" svg:x2="3.224in" svg:y2="5.8327in"><text:p/></draw:line></text:p>
      <text:h text:style-name="P18" text:outline-level="2">2.2 Walkthrough</text:h>
      <text:p text:style-name="Text_20_body">I don't even—</text:p>
      <text:p text:style-name="Text_20_body"/>
      <text:p text:style-name="Text_20_body">- Walkthrough by Gabe Pike</text:p>
      <text:h text:style-name="P18" text:outline-level="2">2.3 Revised Analysi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6M55S</meta:editing-duration>
    <meta:editing-cycles>81</meta:editing-cycles>
    <meta:generator>LibreOffice/3.4$Win32 LibreOffice_project/340m1$Build-302</meta:generator>
    <dc:date>2012-05-14T00:39:17.40</dc:date>
    <meta:document-statistic meta:table-count="0" meta:image-count="0" meta:object-count="0" meta:page-count="12" meta:paragraph-count="138" meta:word-count="795" meta:character-count="4465" meta:non-whitespace-character-count="3847"/>
    <meta:user-defined meta:name="Info 1"/>
    <meta:user-defined meta:name="Info 2"/>
    <meta:user-defined meta:name="Info 3"/>
    <meta:user-defined meta:name="Info 4"/>
  </office:meta>
</office:document-meta>
</file>